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svg:stroke-width="0.035cm" draw:marker-start-width="0.252cm" draw:marker-end-width="0.252cm" draw:fill-color="#ffffff" draw:textarea-horizontal-align="justify" draw:textarea-vertical-align="middle" draw:auto-grow-height="false" fo:min-height="1.801cm" fo:min-width="0.079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09cm" fo:min-width="0cm"/>
    </style:style>
    <style:style style:name="gr4" style:family="graphic" style:parent-style-name="standard">
      <style:graphic-properties draw:stroke="none" draw:stroke-dash="Fine_20_Dashed" svg:stroke-width="0.018cm" draw:marker-start-width="0.228cm" draw:marker-end-width="0.228cm" draw:textarea-horizontal-align="justify" draw:textarea-vertical-align="middle" draw:auto-grow-height="false" fo:min-height="0.376cm" fo:min-width="0.47cm" fo:padding-top="0.135cm" fo:padding-bottom="0.135cm" fo:padding-left="0.26cm" fo:padding-right="0.26cm"/>
    </style:style>
    <style:style style:name="gr5" style:family="graphic" style:parent-style-name="standard">
      <style:graphic-properties draw:stroke="none" draw:stroke-dash="Fine_20_Dashed" svg:stroke-width="0.018cm" draw:marker-start-width="0.228cm" draw:marker-end-width="0.228cm" draw:textarea-horizontal-align="justify" draw:textarea-vertical-align="middle" draw:auto-grow-height="false" fo:min-height="0.41cm" fo:min-width="0cm" fo:padding-top="0.135cm" fo:padding-bottom="0.135cm" fo:padding-left="0.26cm" fo:padding-right="0.26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.068cm" fo:min-width="0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cm" fo:min-width="0.29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64cm" svg:height="0.1cm" draw:transform="rotate (2.35619449019234) translate (3.447cm 1.36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79cm" svg:height="2.051cm" draw:transform="skewX (0.00104719755119662) rotate (2.35619449019234) translate (2.48cm 2.8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61cm" svg:height="1.021cm" draw:transform="skewX (0.00593411945678082) rotate (2.35619449019234) translate (1.128cm 4.1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058cm" svg:height="0.714cm" draw:transform="rotate (0.785398163397448) translate (1.377cm 3.0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35cm" svg:height="0.714cm" draw:transform="rotate (0.785398163397448) translate (3.378cm 1.0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45cm" svg:height="0.45cm" svg:x="3.65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1cm" draw:transform="rotate (0.785398163397448) translate (2.682cm 1.59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15:29:57.111288409</meta:creation-date>
    <dc:date>2020-05-26T15:42:00.748277085</dc:date>
    <meta:editing-duration>PT1M18S</meta:editing-duration>
    <meta:editing-cycles>2</meta:editing-cycles>
    <meta:generator>LibreOffice/6.2.8.2$Linux_X86_64 LibreOffice_project/20$Build-2</meta:generator>
    <meta:document-statistic meta:object-count="7"/>
  </office:meta>
</office:document-meta>
</file>